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874in"/>
    </style:style>
    <style:style style:name="co3" style:family="table-column">
      <style:table-column-properties fo:break-before="auto" style:column-width="1.9618in"/>
    </style:style>
    <style:style style:name="co5" style:family="table-column">
      <style:table-column-properties fo:break-before="auto" style:column-width="1.24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row table:style-name="ro2">
          <table:table-cell table:style-name="Default"/>
          <table:table-cell office:value-type="string">
            <text:p>Bill of Materials – humanoid v 1.0.2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Default"/>
          <table:table-cell office:value-type="string">
            <text:p><text:s/><text:a xlink:href="https://github.com/poppy-project/poppy-humanoid/blob/master/hardware/doc/BOM.md">https://github.com/poppy-project/poppy-humanoid/blob/master/hardware/doc/BOM.md</text:a>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1" office:value-type="string">
            <text:p>Description</text:p>
          </table:table-cell>
          <table:table-cell table:style-name="ce1" office:value-type="string">
            <text:p>Part Numb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Unit Cost 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Ordered</text:p>
          </table:table-cell>
          <table:table-cell table:style-name="ce1" office:value-type="string">
            <text:p>Received</text:p>
          </table:table-cell>
        </table:table-row>
        <table:table-row table:style-name="ro4">
          <table:table-cell office:value-type="string">
            <text:p>Main processor – ARM – 8 core, <text:s/>2Ghz, 2Gb, <text:s/>eMMC5.0 16-64Gb Flash Storage, passive heatsink,power connector</text:p>
          </table:table-cell>
          <table:table-cell office:value-type="string">
            <text:p>Odroid-Xu4Q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4.5">
            <text:p>64.5</text:p>
          </table:table-cell>
          <table:table-cell table:formula="of:=[.D4]*[.E4]" office:value-type="float" office:value="64.5">
            <text:p>64.5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</table:table-row>
        <table:table-row table:style-name="ro3">
          <table:table-cell office:value-type="string">
            <text:p>Wifi Dongle</text:p>
          </table:table-cell>
          <table:table-cell office:value-type="string">
            <text:p>WiFi Module 3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D5]*[.E5]" office:value-type="float" office:value="6">
            <text:p>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Bluetooth Dongle (USB)</text:p>
          </table:table-cell>
          <table:table-cell office:value-type="string">
            <text:p>CSR8510</text:p>
          </table:table-cell>
          <table:table-cell office:value-type="string">
            <text:p>Hardkernel</text:p>
          </table:table-cell>
          <table:table-cell office:value-type="float" office:value="1">
            <text:p>1</text:p>
          </table:table-cell>
          <table:table-cell office:value-type="float" office:value="3.8">
            <text:p>3.8</text:p>
          </table:table-cell>
          <table:table-cell table:formula="of:=[.D6]*[.E6]" office:value-type="float" office:value="3.8">
            <text:p>3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5">
          <table:table-cell office:value-type="string">
            <text:p>USB Keyboard and Mouse</text:p>
          </table:table-cell>
          <table:table-cell office:value-type="string">
            <text:p>Logitec MK235</text:p>
          </table:table-cell>
          <table:table-cell office:value-type="string">
            <text:p>Office Max</text:p>
          </table:table-cell>
          <table:table-cell office:value-type="float" office:value="1">
            <text:p>1</text:p>
          </table:table-cell>
          <table:table-cell office:value-type="float" office:value="19.51">
            <text:p>19.51</text:p>
          </table:table-cell>
          <table:table-cell table:formula="of:=[.D7]*[.E7]" office:value-type="float" office:value="19.51">
            <text:p>19.51</text:p>
          </table:table-cell>
          <table:table-cell/>
          <table:table-cell office:value-type="date" office:date-value="2018-10-31">
            <text:p>10/31/18</text:p>
          </table:table-cell>
        </table:table-row>
        <table:table-row table:style-name="ro3">
          <table:table-cell office:value-type="string">
            <text:p>USB 3 4-port hub</text:p>
          </table:table-cell>
          <table:table-cell office:value-type="string">
            <text:p>AmazonBasics 4-port hub with power adapter</text:p>
          </table:table-cell>
          <table:table-cell office:value-type="string">
            <text:p>Amazon</text:p>
          </table:table-cell>
          <table:table-cell office:value-type="float" office:value="1">
            <text:p>1</text:p>
          </table:table-cell>
          <table:table-cell office:value-type="float" office:value="16.99">
            <text:p>16.99</text:p>
          </table:table-cell>
          <table:table-cell table:formula="of:=[.D8]*[.E8]" office:value-type="float" office:value="16.99">
            <text:p>16.99</text:p>
          </table:table-cell>
          <table:table-cell office:value-type="date" office:date-value="2018-10-02">
            <text:p>10/02/18</text:p>
          </table:table-cell>
          <table:table-cell office:value-type="date" office:date-value="2018-10-08">
            <text:p>10/08/18</text:p>
          </table:table-cell>
        </table:table-row>
        <table:table-row table:style-name="ro3">
          <table:table-cell office:value-type="string">
            <text:p>MX64-AT Actuator</text:p>
          </table:table-cell>
          <table:table-cell office:value-type="string">
            <text:p>Dynamixel MX-64AT 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309.9">
            <text:p>309.9</text:p>
          </table:table-cell>
          <table:table-cell table:formula="of:=[.D9]*[.E9]" office:value-type="float" office:value="1239.6">
            <text:p>1239.6</text:p>
          </table:table-cell>
          <table:table-cell office:value-type="date" office:date-value="2018-10-02">
            <text:p>10/02/18</text:p>
          </table:table-cell>
          <table:table-cell office:value-type="date" office:date-value="2018-10-11">
            <text:p>10/11/18</text:p>
          </table:table-cell>
        </table:table-row>
        <table:table-row table:style-name="ro3">
          <table:table-cell office:value-type="string">
            <text:p>MX28-AT Actuator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39.9">
            <text:p>239.9</text:p>
          </table:table-cell>
          <table:table-cell table:formula="of:=[.D10]*[.E10]" office:value-type="float" office:value="239.9">
            <text:p>239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MX28-AT Actuator (6-pack)</text:p>
          </table:table-cell>
          <table:table-cell table:style-name="ce4" office:value-type="string">
            <text:p>Dynamixel MX-28AT </text:p>
          </table:table-cell>
          <table:table-cell office:value-type="string">
            <text:p>Trossen Robotics</text:p>
          </table:table-cell>
          <table:table-cell office:value-type="float" office:value="3">
            <text:p>3</text:p>
          </table:table-cell>
          <table:table-cell office:value-type="float" office:value="1199.5">
            <text:p>1199.5</text:p>
          </table:table-cell>
          <table:table-cell table:formula="of:=[.D11]*[.E11]" office:value-type="float" office:value="3598.5">
            <text:p>3598.5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AX-12A Actuator</text:p>
          </table:table-cell>
          <table:table-cell table:style-name="ce4" office:value-type="string">
            <text:p>Dynamixel AX-12A 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44.9">
            <text:p>44.9</text:p>
          </table:table-cell>
          <table:table-cell table:formula="of:=[.D12]*[.E12]" office:value-type="float" office:value="89.8">
            <text:p>89.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MX28 Servo Horn set</text:p>
          </table:table-cell>
          <table:table-cell table:style-name="ce4" office:value-type="string">
            <text:p>HN07-N101</text:p>
          </table:table-cell>
          <table:table-cell office:value-type="string">
            <text:p>Trossen Robotics</text:p>
          </table:table-cell>
          <table:table-cell office:value-type="float" office:value="18">
            <text:p>18</text:p>
          </table:table-cell>
          <table:table-cell office:value-type="float" office:value="7.51">
            <text:p>7.51</text:p>
          </table:table-cell>
          <table:table-cell table:formula="of:=[.D13]*[.E13]" office:value-type="float" office:value="135.18">
            <text:p>135.1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MX28 Servo Idler bearing set</text:p>
          </table:table-cell>
          <table:table-cell table:style-name="ce4" office:value-type="string">
            <text:p>HN07-i101</text:p>
          </table:table-cell>
          <table:table-cell office:value-type="string">
            <text:p>Trossen Robotics</text:p>
          </table:table-cell>
          <table:table-cell office:value-type="float" office:value="12">
            <text:p>12</text:p>
          </table:table-cell>
          <table:table-cell office:value-type="float" office:value="14.1">
            <text:p>14.1</text:p>
          </table:table-cell>
          <table:table-cell table:formula="of:=[.D14]*[.E14]" office:value-type="float" office:value="169.2">
            <text:p>169.2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MX64 Servo Horn set</text:p>
          </table:table-cell>
          <table:table-cell table:style-name="ce4" office:value-type="string">
            <text:p>HN105-N102</text:p>
          </table:table-cell>
          <table:table-cell office:value-type="string">
            <text:p>Trossen Robotics</text:p>
          </table:table-cell>
          <table:table-cell office:value-type="float" office:value="0">
            <text:p>0</text:p>
          </table:table-cell>
          <table:table-cell office:value-type="float" office:value="10.9">
            <text:p>10.9</text:p>
          </table:table-cell>
          <table:table-cell table:formula="of:=[.D15]*[.E15]" office:value-type="float" office:value="0">
            <text:p>0</text:p>
          </table:table-cell>
          <table:table-cell table:style-name="Default" table:number-columns-repeated="2"/>
        </table:table-row>
        <table:table-row table:style-name="ro3">
          <table:table-cell office:value-type="string">
            <text:p>MX64 Servo Idler bearing set</text:p>
          </table:table-cell>
          <table:table-cell table:style-name="ce4" office:value-type="string">
            <text:p>HN05-i101</text:p>
          </table:table-cell>
          <table:table-cell office:value-type="string">
            <text:p>Trossen Robotics</text:p>
          </table:table-cell>
          <table:table-cell office:value-type="float" office:value="4">
            <text:p>4</text:p>
          </table:table-cell>
          <table:table-cell office:value-type="float" office:value="15.4">
            <text:p>15.4</text:p>
          </table:table-cell>
          <table:table-cell table:formula="of:=[.D16]*[.E16]" office:value-type="float" office:value="61.6">
            <text:p>61.6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Wrench bolt M2*3 – 200 count</text:p>
          </table:table-cell>
          <table:table-cell table:style-name="ce4" office:value-type="string">
            <text:p>Wrench bolt M2*3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7]*[.E17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Wrench bolt M2.5*4 – 200 count</text:p>
          </table:table-cell>
          <table:table-cell table:style-name="ce2" office:value-type="string">
            <text:p>Wrench bolt M2.5*4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8]*[.E18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Wrench bolt M2.5*6 – 200 count</text:p>
          </table:table-cell>
          <table:table-cell table:style-name="ce2" office:value-type="string">
            <text:p>Wrench bolt M2.5*6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19]*[.E19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Wrench bolt M2.5*8 – 200 count</text:p>
          </table:table-cell>
          <table:table-cell table:style-name="ce2" office:value-type="string">
            <text:p>Wrench bolt M2.5*8(2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20]*[.E20]" office:value-type="float" office:value="13.9">
            <text:p>1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BIOLOID Bolt Nut Set</text:p>
          </table:table-cell>
          <table:table-cell table:style-name="ce2" office:value-type="string">
            <text:p>BNS-10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3.4">
            <text:p>23.4</text:p>
          </table:table-cell>
          <table:table-cell table:formula="of:=[.D21]*[.E21]" office:value-type="float" office:value="23.4">
            <text:p>2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Nut M2.5 – 400</text:p>
          </table:table-cell>
          <table:table-cell table:style-name="ce2" office:value-type="string">
            <text:p>Nut M2.5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9">
            <text:p>3.9</text:p>
          </table:table-cell>
          <table:table-cell table:formula="of:=[.D22]*[.E22]" office:value-type="float" office:value="3.9">
            <text:p>3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N1 Nut M2 – 400</text:p>
          </table:table-cell>
          <table:table-cell table:style-name="ce2" office:value-type="string">
            <text:p>N1 Nut M2 (400)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  <table:table-cell table:formula="of:=[.D23]*[.E23]" office:value-type="float" office:value="3.4">
            <text:p>3.4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SMPS2Dynamixel</text:p>
          </table:table-cell>
          <table:table-cell table:style-name="ce2" office:value-type="string">
            <text:p>SMPS2Dynamixel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5.9">
            <text:p>5.9</text:p>
          </table:table-cell>
          <table:table-cell table:formula="of:=[.D24]*[.E24]" office:value-type="float" office:value="17.7">
            <text:p>17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Power Supply</text:p>
          </table:table-cell>
          <table:table-cell table:style-name="ce4" office:value-type="string">
            <text:p>SMPS 12V 5A</text:p>
          </table:table-cell>
          <table:table-cell office:value-type="string">
            <text:p>Robotis</text:p>
          </table:table-cell>
          <table:table-cell office:value-type="float" office:value="1">
            <text:p>1</text:p>
          </table:table-cell>
          <table:table-cell office:value-type="float" office:value="29.9">
            <text:p>29.9</text:p>
          </table:table-cell>
          <table:table-cell table:formula="of:=[.D25]*[.E25]" office:value-type="float" office:value="29.9">
            <text:p>29.9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3 Pin Extension PCB</text:p>
          </table:table-cell>
          <table:table-cell table:style-name="ce4" office:value-type="string">
            <text:p>3P Extension PCB</text:p>
          </table:table-cell>
          <table:table-cell office:value-type="string">
            <text:p>Robotis</text:p>
          </table:table-cell>
          <table:table-cell office:value-type="float" office:value="3">
            <text:p>3</text:p>
          </table:table-cell>
          <table:table-cell office:value-type="float" office:value="2.9">
            <text:p>2.9</text:p>
          </table:table-cell>
          <table:table-cell table:formula="of:=[.D26]*[.E26]" office:value-type="float" office:value="8.7">
            <text:p>8.7</text:p>
          </table:table-cell>
          <table:table-cell office:value-type="date" office:date-value="2018-10-04">
            <text:p>10/04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3 Pin Cable 65mm – 10 count</text:p>
          </table:table-cell>
          <table:table-cell table:style-name="ce4" office:value-type="string">
            <text:p>CBL-BIO6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0.9">
            <text:p>10.9</text:p>
          </table:table-cell>
          <table:table-cell table:formula="of:=[.D27]*[.E27]" office:value-type="float" office:value="10.9">
            <text:p>10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3 Pin Cable 100mm – 10 count</text:p>
          </table:table-cell>
          <table:table-cell table:style-name="ce4" office:value-type="string">
            <text:p>CBL-BIO1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1.9">
            <text:p>11.9</text:p>
          </table:table-cell>
          <table:table-cell table:formula="of:=[.D28]*[.E28]" office:value-type="float" office:value="11.9">
            <text:p>11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3 Pin Cable 150mm – 10 count</text:p>
          </table:table-cell>
          <table:table-cell table:style-name="ce4" office:value-type="string">
            <text:p>RO-903-0076-000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table:formula="of:=[.D29]*[.E29]" office:value-type="float" office:value="12.9">
            <text:p>12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3 Pin Cable 200mm – 10 count</text:p>
          </table:table-cell>
          <table:table-cell office:value-type="string">
            <text:p>Dynamixel 200mm 3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3.9">
            <text:p>13.9</text:p>
          </table:table-cell>
          <table:table-cell table:formula="of:=[.D30]*[.E30]" office:value-type="float" office:value="13.9">
            <text:p>13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3 Pin Cable 220mm – 3 count</text:p>
          </table:table-cell>
          <table:table-cell office:value-type="string">
            <text:p>(included below)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office:value-type="string">
            <text:p>3 Pin Cable 250mm – 3 count </text:p>
          </table:table-cell>
          <table:table-cell table:style-name="ce4" office:value-type="string">
            <text:p>CBL-BIO250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14.9">
            <text:p>14.9</text:p>
          </table:table-cell>
          <table:table-cell table:formula="of:=[.D32]*[.E32]" office:value-type="float" office:value="14.9">
            <text:p>14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3 Pin Cable 500mm </text:p>
          </table:table-cell>
          <table:table-cell table:style-name="ce4" office:value-type="string">
            <text:p>CBL-BIO500</text:p>
          </table:table-cell>
          <table:table-cell office:value-type="string">
            <text:p>Trossen Robotics</text:p>
          </table:table-cell>
          <table:table-cell office:value-type="float" office:value="2">
            <text:p>2</text:p>
          </table:table-cell>
          <table:table-cell office:value-type="float" office:value="3.95">
            <text:p>3.95</text:p>
          </table:table-cell>
          <table:table-cell table:formula="of:=[.D33]*[.E33]" office:value-type="float" office:value="7.9">
            <text:p>7.9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3">
          <table:table-cell office:value-type="string">
            <text:p>4 Pin Cable 200mm – 2</text:p>
          </table:table-cell>
          <table:table-cell office:value-type="string">
            <text:p>Dynamixel 200mm 4p cable (10)</text:p>
          </table:table-cell>
          <table:table-cell office:value-type="string">
            <text:p>Trossen Robotics</text:p>
          </table:table-cell>
          <table:table-cell office:value-type="float" office:value="1">
            <text:p>1</text:p>
          </table:table-cell>
          <table:table-cell office:value-type="float" office:value="26.48">
            <text:p>26.48</text:p>
          </table:table-cell>
          <table:table-cell table:formula="of:=[.D34]*[.E34]" office:value-type="float" office:value="26.48">
            <text:p>26.48</text:p>
          </table:table-cell>
          <table:table-cell office:value-type="date" office:date-value="2018-10-02">
            <text:p>10/02/18</text:p>
          </table:table-cell>
          <table:table-cell office:value-type="date" office:date-value="2018-10-12">
            <text:p>10/12/18</text:p>
          </table:table-cell>
        </table:table-row>
        <table:table-row table:style-name="ro2">
          <table:table-cell table:style-name="Default"/>
          <table:table-cell table:number-columns-repeated="2"/>
          <table:table-cell table:number-columns-repeated="2"/>
          <table:table-cell table:formula="of:=[.D35]*[.E35]" office:value-type="float" office:value="0">
            <text:p>0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Optional:</text:p>
          </table:table-cell>
          <table:table-cell table:number-columns-repeated="4"/>
          <table:table-cell office:value-type="string">
            <text:p><text:s/>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IMU – 3 axis accelerometer, gyros</text:p>
          </table:table-cell>
          <table:table-cell office:value-type="string">
            <text:p>MPU 6050</text:p>
          </table:table-cell>
          <table:table-cell office:value-type="string">
            <text:p>Sparkfun</text:p>
          </table:table-cell>
          <table:table-cell office:value-type="float" office:value="1">
            <text:p>1</text:p>
          </table:table-cell>
          <table:table-cell office:value-type="float" office:value="29.95">
            <text:p>29.95</text:p>
          </table:table-cell>
          <table:table-cell table:formula="of:=[.D37]*[.E37]" office:value-type="float" office:value="29.95">
            <text:p>29.95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Stereo Amplifier – 3.7w</text:p>
          </table:table-cell>
          <table:table-cell office:value-type="string">
            <text:p>Max898306</text:p>
          </table:table-cell>
          <table:table-cell office:value-type="string">
            <text:p>AdaFruit</text:p>
          </table:table-cell>
          <table:table-cell office:value-type="float" office:value="1">
            <text:p>1</text:p>
          </table:table-cell>
          <table:table-cell office:value-type="float" office:value="8.95">
            <text:p>8.95</text:p>
          </table:table-cell>
          <table:table-cell table:formula="of:=[.D38]*[.E38]" office:value-type="float" office:value="8.95">
            <text:p>8.95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>
            <text:p>Mini USB 2.0 megapixel Webcam – 170 deg fov</text:p>
          </table:table-cell>
          <table:table-cell/>
          <table:table-cell office:value-type="string">
            <text:p>??</text:p>
          </table:table-cell>
          <table:table-cell table:number-columns-repeated="3"/>
          <table:table-cell table:style-name="Default" table:number-columns-repeated="2"/>
        </table:table-row>
        <table:table-row table:style-name="ro2" table:number-rows-repeated="2"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2">
          <table:table-cell table:style-name="ce1" office:value-type="string">
            <text:p>Supplier</text:p>
          </table:table-cell>
          <table:table-cell table:style-name="ce1" office:value-type="string">
            <text:p>URL</text:p>
          </table:table-cell>
          <table:table-cell table:number-columns-repeated="2"/>
          <table:table-cell table:style-name="ce1" office:value-type="string">
            <text:p>Total</text:p>
          </table:table-cell>
          <table:table-cell table:formula="of:=SUM([.F4:.F38])" office:value-type="float" office:value="5924.95999999999">
            <text:p>5924.96</text:p>
          </table:table-cell>
          <table:table-cell table:style-name="Default" table:number-columns-repeated="2"/>
        </table:table-row>
        <table:table-row table:style-name="ro2">
          <table:table-cell table:style-name="ce3" office:value-type="string">
            <text:p>AdaFruit</text:p>
          </table:table-cell>
          <table:table-cell table:style-name="ce3" office:value-type="string">
            <text:p>https://www.adafruit.com/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ce3" office:value-type="string">
            <text:p>Amazon</text:p>
          </table:table-cell>
          <table:table-cell table:style-name="ce3" office:value-type="string">
            <text:p><text:a xlink:href="https://www.amazon.com/">https://www.amazon.com</text:a>/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ce3" office:value-type="string">
            <text:p>Generation Robots</text:p>
          </table:table-cell>
          <table:table-cell table:style-name="ce3" office:value-type="string">
            <text:p>https://www.generationrobots.com</text:p>
          </table:table-cell>
          <table:table-cell table:number-columns-repeated="4"/>
          <table:table-cell table:style-name="Default" table:number-columns-repeated="2"/>
        </table:table-row>
        <table:table-row table:style-name="ro3">
          <table:table-cell table:style-name="Default" office:value-type="string">
            <text:p>Hardkernel</text:p>
          </table:table-cell>
          <table:table-cell office:value-type="string">
            <text:p><text:a xlink:href="https://www.hardkernel.com/">https://www.hardkernel.com</text:a>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Default" office:value-type="string">
            <text:p>Robotis</text:p>
          </table:table-cell>
          <table:table-cell office:value-type="string">
            <text:p>http://www.robotis.us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Default" office:value-type="string">
            <text:p>Sparkfun</text:p>
          </table:table-cell>
          <table:table-cell office:value-type="string">
            <text:p>https://www.sparkfun.com/</text:p>
          </table:table-cell>
          <table:table-cell table:number-columns-repeated="4"/>
          <table:table-cell table:style-name="Default" table:number-columns-repeated="2"/>
        </table:table-row>
        <table:table-row table:style-name="ro2">
          <table:table-cell table:style-name="Default" office:value-type="string">
            <text:p>Trossen Robotics</text:p>
          </table:table-cell>
          <table:table-cell office:value-type="string">
            <text:p>https://www.trossenrobotics.com</text:p>
          </table:table-cell>
          <table:table-cell table:number-columns-repeated="4"/>
          <table:table-cell table:style-name="Default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1">10/31/2018</text:date>, <text:time>17:5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0-31T17:59:59</dc:date>
    <dc:creator>Chuck Coughlin</dc:creator>
    <meta:editing-duration>P1DT18H37M1S</meta:editing-duration>
    <meta:editing-cycles>9</meta:editing-cycles>
    <meta:generator>OpenOffice/4.1.3$Unix OpenOffice.org_project/413m1$Build-9783</meta:generator>
    <meta:document-statistic meta:table-count="3" meta:cell-count="286" meta:object-count="0"/>
  </office:meta>
</office:document-meta>
</file>